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officeooo:paragraph-rsid="001e97c2"/>
    </style:style>
    <style:style style:name="P2" style:family="paragraph" style:parent-style-name="Text_20_body" style:list-style-name="L2">
      <style:text-properties fo:font-size="14pt" style:font-size-asian="14pt" style:font-size-complex="14pt"/>
    </style:style>
    <style:style style:name="P3" style:family="paragraph" style:parent-style-name="Text_20_body" style:list-style-name="L3">
      <style:text-properties fo:font-size="14pt" style:font-size-asian="14pt" style:font-size-complex="14pt"/>
    </style:style>
    <style:style style:name="P4" style:family="paragraph" style:parent-style-name="Text_20_body" style:list-style-name="L4">
      <style:text-properties fo:font-size="14pt" style:font-size-asian="14pt" style:font-size-complex="14pt"/>
    </style:style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>
      <style:text-properties officeooo:paragraph-rsid="001e97c2"/>
    </style:style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officeooo:rsid="001e97c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1. Introducción a un ERP</text:span></text:h>
      <text:p text:style-name="Text_20_body"><text:span text:style-name="Strong_20_Emphasis"/></text:p>
      <text:p text:style-name="Text_20_body"><text:span text:style-name="Strong_20_Emphasis"><text:span text:style-name="T1">Un ERP (Enterprise Resource Planning) es un software que integra toda la información y procesos de una empresa en una base de datos común, con módulos para cada área (finanzas, recursos humanos, ventas, etc.).<text:line-break/>Su utilidad radica en facilitar la toma de decisiones informadas y mejorar la eficiencia. </text:span></text:span></text:p>
      <text:h text:style-name="Heading_20_3" text:outline-level="3"><text:s/><text:span text:style-name="Strong_20_Emphasis">2. Objetivos de un ERP</text:span></text:h>
      <text:list text:style-name="L2">
        <text:list-item>
          <text:p text:style-name="P2">Acceso inmediato y confiable a la información.</text:p>
        </text:list-item>
      </text:list>
      <text:list text:style-name="L3">
        <text:list-item>
          <text:p text:style-name="P3">Optimizar los procesos y eliminar tareas innecesarias.</text:p>
        </text:list-item>
      </text:list>
      <text:list text:style-name="L4">
        <text:list-item>
          <text:p text:style-name="P4">Compartir información entre departamentos para mejorar la coordinación.</text:p>
        </text:list-item>
      </text:list>
      <text:h text:style-name="P1" text:outline-level="3">3.Origen y evolucion </text:h>
      <text:list text:style-name="L5">
        <text:list-item>
          <text:p text:style-name="P5"><text:span text:style-name="Strong_20_Emphasis">1990 (ERP):</text:span> concepto acuñado por Gartner; ampliación más allá de fabricación y finanzas.</text:p>
        </text:list-item>
      </text:list>
      <text:list text:style-name="L6">
        <text:list-item>
          <text:p text:style-name="P6"><text:span text:style-name="Strong_20_Emphasis">2000 (ERP II):</text:span> integración con e-commerce y gestión del entorno externo.</text:p>
        </text:list-item>
      </text:list>
      <text:list text:style-name="L7">
        <text:list-item>
          <text:p text:style-name="P7"><text:span text:style-name="Strong_20_Emphasis">ERP III:</text:span> incorpora clientes, nube, IoT, redes sociales y C-Commerce.</text:p>
        </text:list-item>
      </text:list>
      <text:list text:style-name="L8">
        <text:list-item>
          <text:p text:style-name="P8"><text:span text:style-name="Strong_20_Emphasis">ERP IV:</text:span> integra <text:span text:style-name="Strong_20_Emphasis">BI</text:span> (Business Intelligence) e <text:span text:style-name="Strong_20_Emphasis">IA</text:span> para análisis y predicciones.</text:p>
        </text:list-item>
      </text:list>
      <text:h text:style-name="Heading_20_3" text:outline-level="3"><text:span text:style-name="Strong_20_Emphasis">4. Características principales</text:span></text:h>
      <text:list text:style-name="L9">
        <text:list-item>
          <text:p text:style-name="P9"><text:span text:style-name="Strong_20_Emphasis">Modularidad:</text:span> cada módulo corresponde a un área funcional.</text:p>
        </text:list-item>
        <text:list-item>
          <text:p text:style-name="P9"><text:span text:style-name="Strong_20_Emphasis">Integración:</text:span> datos compartidos entre módulos.</text:p>
        </text:list-item>
        <text:list-item>
          <text:p text:style-name="P9"><text:span text:style-name="Strong_20_Emphasis">Multiplataforma, adaptable, estandarizado, escalable</text:span> y con acceso en tiempo real.</text:p>
        </text:list-item>
      </text:list>
      <text:h text:style-name="Heading_20_3" text:outline-level="3"><text:span text:style-name="Strong_20_Emphasis"><text:span text:style-name="T2">5.</text:span></text:span><text:span text:style-name="Strong_20_Emphasis">Componentes de un ERP</text:span></text:h>
      <text:list text:style-name="L10">
        <text:list-item>
          <text:p text:style-name="P10"><text:span text:style-name="Strong_20_Emphasis">Back-Office:</text:span> procesos internos (contabilidad, RRHH, producción, almacén, compras).</text:p>
        </text:list-item>
        <text:list-item>
          <text:p text:style-name="P10"><text:span text:style-name="Strong_20_Emphasis">Front-Office:</text:span> relación con el exterior (ventas, marketing, CRM, comercio electrónico)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<text:span text:style-name="Strong_20_Emphasis">6. Sistemas de información aplicados</text:span></text:h>
      <text:list text:style-name="L11">
        <text:list-item>
          <text:p text:style-name="P11"><text:span text:style-name="Strong_20_Emphasis">CRM( Customer Relationship Management) :</text:span> gestiona relaciones con clientes, orientado a fidelización y marketing.</text:p>
        </text:list-item>
        <text:list-item>
          <text:p text:style-name="P11"><text:span text:style-name="Strong_20_Emphasis">BI(Business Intelligence) :</text:span> convierte datos en información útil para decisiones; usa herramientas ETL y bases OLAP.</text:p>
        </text:list-item>
        <text:list-item>
          <text:p text:style-name="P11"><text:span text:style-name="Strong_20_Emphasis">SRM( Supplier Relationship Management) :</text:span> gestión de relaciones con proveedores.</text:p>
        </text:list-item>
        <text:list-item>
          <text:p text:style-name="P11"><text:span text:style-name="Strong_20_Emphasis">SCM( Supply Chain Management) :</text:span> optimiza la cadena de suministro.</text:p>
        </text:list-item>
        <text:list-item>
          <text:p text:style-name="P11"><text:span text:style-name="Strong_20_Emphasis">B2B / B2C( Business to Business) :</text:span> comercio electrónico entre empresas<text:span text:style-name="T2">*(B2B)</text:span> o hacia el consumidor final <text:span text:style-name="T2">(B2C)</text:span>.</text:p>
        </text:list-item>
        <text:list-item>
          <text:p text:style-name="P11"><text:span text:style-name="Strong_20_Emphasis">PLM( Product Lifecycle Management) :</text:span> gestiona el ciclo de vida del producto.</text:p>
        </text:list-item>
        <text:list-item>
          <text:p text:style-name="P11"><text:span text:style-name="Strong_20_Emphasis">KMS( Knowledge Management System) :</text:span> gestiona el conocimiento interno (buenas prácticas, guías).</text:p>
        </text:list-item>
      </text:list>
      <text:h text:style-name="Heading_20_3" text:outline-level="3"><text:span text:style-name="Strong_20_Emphasis">7. Módulos principales</text:span></text:h>
      <text:list text:style-name="L12">
        <text:list-item>
          <text:p text:style-name="P12"><text:span text:style-name="Strong_20_Emphasis">Contabilidad y finanzas:</text:span> automatiza pagos, facturación e impuestos.</text:p>
        </text:list-item>
        <text:list-item>
          <text:p text:style-name="P12"><text:span text:style-name="Strong_20_Emphasis">Comercial y marketing:</text:span> gestiona ventas, precios y campañas.</text:p>
        </text:list-item>
        <text:list-item>
          <text:p text:style-name="P12"><text:span text:style-name="Strong_20_Emphasis">RRHH:</text:span> control del personal y nóminas.</text:p>
        </text:list-item>
        <text:list-item>
          <text:p text:style-name="P12"><text:span text:style-name="Strong_20_Emphasis">Compras y proveedores:</text:span> negociación y seguimiento de pedidos.</text:p>
        </text:list-item>
        <text:list-item>
          <text:p text:style-name="P12"><text:span text:style-name="Strong_20_Emphasis">Almacén y logística:</text:span> control de inventarios, entregas y rotación de stock.</text:p>
        </text:list-item>
      </text:list>
      <text:h text:style-name="Heading_20_3" text:outline-level="3"><text:span text:style-name="Strong_20_Emphasis">8. Conceptos básicos empresariales</text:span></text:h>
      <text:list text:style-name="L13">
        <text:list-item>
          <text:p text:style-name="P13"><text:span text:style-name="Strong_20_Emphasis">Empresa:</text:span> entidad que produce bienes o servicios con ánimo de lucro.</text:p>
        </text:list-item>
        <text:list-item>
          <text:p text:style-name="P13"><text:span text:style-name="Strong_20_Emphasis">Persona física/jurídica:</text:span> individuo vs. entidad con derechos y obligaciones.</text:p>
        </text:list-item>
        <text:list-item>
          <text:p text:style-name="P13"><text:span text:style-name="Strong_20_Emphasis">Cliente/proveedor:</text:span> quien compra vs. quien suministra.</text:p>
        </text:list-item>
        <text:list-item>
          <text:p text:style-name="P13"><text:span text:style-name="Strong_20_Emphasis">Empleado:</text:span> presta servicios a cambio de salario mediante contrato.</text:p>
        </text:list-item>
      </text:list>
      <text:h text:style-name="Heading_20_3" text:outline-level="3"><text:span text:style-name="Strong_20_Emphasis">9. Infraestructura</text:span></text:h>
      <text:p text:style-name="Text_20_body">Modelo <text:span text:style-name="Strong_20_Emphasis">cliente-servidor</text:span>, con objetivo multiusuario.<text:line-break/>Tres componentes: módulo cliente, infraestructura distribuida y módulo servidor.</text:p>
      <text:p text:style-name="Standard"/>
      <text:p text:style-name="Standard"/>
      <text:h text:style-name="Heading_20_3" text:outline-level="3"><text:soft-page-break/><text:span text:style-name="Strong_20_Emphasis">10. Licencias</text:span></text:h>
      <text:list text:style-name="L14">
        <text:list-item>
          <text:p text:style-name="P14"><text:span text:style-name="Strong_20_Emphasis">On-Premise:</text:span> instalado en servidores del cliente.</text:p>
        </text:list-item>
        <text:list-item>
          <text:p text:style-name="P14"><text:span text:style-name="Strong_20_Emphasis">SaaS:</text:span> alojado por el proveedor (pago por uso).</text:p>
        </text:list-item>
        <text:list-item>
          <text:p text:style-name="P14"><text:span text:style-name="Strong_20_Emphasis">Propietarias:</text:span> de pago, sin acceso al código (SAP, Oracle, Microsoft).</text:p>
        </text:list-item>
        <text:list-item>
          <text:p text:style-name="P14"><text:span text:style-name="Strong_20_Emphasis">Open Source:</text:span> código abierto y modificable (Odoo, OpenBravo).</text:p>
        </text:list-item>
      </text:list>
      <text:h text:style-name="Heading_20_3" text:outline-level="3"><text:s/><text:span text:style-name="Strong_20_Emphasis">11. Ventajas e inconvenientes</text:span></text:h>
      <text:p text:style-name="Text_20_body"><text:span text:style-name="Strong_20_Emphasis">Ventajas:</text:span> mejor gestión, control, productividad y coordinación.<text:line-break/><text:span text:style-name="Strong_20_Emphasis">Inconvenientes:</text:span> costos de implementación y licencias, necesidad de formación y adaptación, dependencia del proveedo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0-13T17:46:15.583000000</dc:date>
    <meta:editing-duration>PT11M37S</meta:editing-duration>
    <meta:editing-cycles>1</meta:editing-cycles>
    <meta:document-statistic meta:table-count="0" meta:image-count="0" meta:object-count="0" meta:page-count="3" meta:paragraph-count="46" meta:word-count="463" meta:character-count="3179" meta:non-whitespace-character-count="2790"/>
    <meta:generator>LibreOffice/7.4.2.3$Windows_X86_64 LibreOffice_project/382eef1f22670f7f4118c8c2dd222ec7ad009daf</meta:generator>
  </office:meta>
</office:document-meta>
</file>